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3pt" style:font-size-asian="13pt" style:font-size-complex="13pt"/>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fo:font-size="13pt" style:font-size-asian="13pt" style:font-size-complex="13pt"/>
    </style:style>
    <style:style style:name="P5" style:family="paragraph" style:parent-style-name="Standard">
      <style:paragraph-properties fo:text-align="start" style:justify-single-word="false"/>
      <style:text-properties style:font-name="Calibri" fo:font-size="13pt" style:font-size-asian="13pt" style:font-size-complex="13pt"/>
    </style:style>
    <style:style style:name="P6" style:family="paragraph" style:parent-style-name="Standard">
      <style:paragraph-properties fo:text-align="start" style:justify-single-word="false"/>
      <style:text-properties style:font-name="Calibri" fo:font-size="15pt" style:font-size-asian="15pt" style:font-size-complex="15pt"/>
    </style:style>
    <style:style style:name="P7" style:family="paragraph" style:parent-style-name="Standard">
      <style:paragraph-properties fo:text-align="center" style:justify-single-word="false"/>
      <style:text-properties style:font-name="Calibri" fo:font-size="24pt" style:font-size-asian="24pt" style:font-size-complex="24pt"/>
    </style:style>
    <style:style style:name="T1" style:family="text">
      <style:text-properties fo:font-size="24pt" style:font-size-asian="24pt" style:font-size-complex="24pt"/>
    </style:style>
    <style:style style:name="T2" style:family="text">
      <style:text-properties officeooo:rsid="0007efb0"/>
    </style:style>
    <style:style style:name="T3" style:family="text">
      <style:text-properties officeooo:rsid="000a3d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co Carega<text:tab/><text:tab/><text:tab/>Tommaso Pessina <text:tab/><text:tab/><text:tab/>Stefano Panelli</text:p>
      <text:p text:style-name="P3"/>
      <text:p text:style-name="P7">ALGORITMI I</text:p>
      <text:p text:style-name="P7">PROGETTO 4</text:p>
      <text:p text:style-name="P4">Tabelle di Hash</text:p>
      <text:p text:style-name="P4"/>
      <text:p text:style-name="P4"/>
      <text:p text:style-name="P4"/>
      <text:p text:style-name="P4"/>
      <text:p text:style-name="P5">In questa relazione è stato richiesto di implementare una tabella di Hash per gestire l'indicizzazione di un archivio studenti, e trovarne l'indice di carico ottimale.</text:p>
      <text:p text:style-name="P5">Per fare ciò è stata scelta l'implementazione di una tabella di Hash di tipo ad indirizzamento aperto e hashing doppio.</text:p>
      <text:p text:style-name="P5"/>
      <text:p text:style-name="P5">Il programma è organizzato per leggere da un file di testo i dati di 80 studenti e inserirli nella tabella Hash. Dopo questo ricerca un numero arbitrario di studenti e ne mostra i dati e il numero di bucket(struct contenenti i dati dello studente) che son stati visitati durante la ricerca del singolo studente.</text:p>
      <text:p text:style-name="P5"/>
      <text:p text:style-name="P5">Il vantaggio più evidente dell'uso di un algoritmo di hashing doppio risiede nel fatto che vengono evitate la maggior parte delle collisioni, proprio grazie al fatto che vengono utilizzati due algoritmi di hashing anziché uno.</text:p>
      <text:p text:style-name="P5">Inoltre siccome il passo è <text:span text:style-name="T3">casuale</text:span> l'hashing doppio non risente dei problemi di agglomerazione tipici degli altri algoritmi. </text:p>
      <text:p text:style-name="P6"/>
      <text:p text:style-name="P6"/>
      <text:p text:style-name="P2"/>
      <text:p text:style-name="P1"><text:tab/><text:span text:style-name="T1">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1:16:02.57</meta:creation-date>
    <dc:date>2018-01-17T12:32:24.967314457</dc:date>
    <meta:editing-duration>PT13M42S</meta:editing-duration>
    <meta:editing-cycles>2</meta:editing-cycles>
    <meta:generator>LibreOffice/5.2.7.2$Linux_X86_64 LibreOffice_project/20$Build-2</meta:generator>
    <meta:document-statistic meta:table-count="0" meta:image-count="0" meta:object-count="0" meta:page-count="1" meta:paragraph-count="10" meta:word-count="165" meta:character-count="1037" meta:non-whitespace-character-count="871"/>
  </office:meta>
</office:document-meta>
</file>